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24-02-22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22-01-25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21-01-27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20-02-03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19-02-08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18-02-07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17-02-0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16-01-28 0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15-01-2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14-01-29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13-01-29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12-01-25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11-02-10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1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0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08-01-30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07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06-01-1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0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0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200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97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9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8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8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8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8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7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7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7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7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40106032002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